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5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0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2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5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4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07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34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42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46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48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53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5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5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64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67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68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7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72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7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74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75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77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78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79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80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81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83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84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8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86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88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89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90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91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94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95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96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97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39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99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01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02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0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0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0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0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0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0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11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12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13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14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16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17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18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21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2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2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24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25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2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2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30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31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38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40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4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47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49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50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51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53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54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56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57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61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65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66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71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77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9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7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22:16:59.8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4-05T22:24:14.703000000</dc:date>
    <meta:editing-duration>P29DT22H49M15S</meta:editing-duration>
    <meta:editing-cycles>827</meta:editing-cycles>
    <meta:generator>LibreOffice/5.1.5.2$Windows_x86 LibreOffice_project/7a864d8825610a8c07cfc3bc01dd4fce6a9447e5</meta:generator>
    <dc:creator>James Petts</dc:creator>
    <meta:document-statistic meta:table-count="3" meta:cell-count="2993" meta:object-count="0"/>
  </office:meta>
</office:document-meta>
</file>